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34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14.432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4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er data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Type (if applicable)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Further actions</text:p>
          </table:table-cell>
        </table:table-row>
        <table:table-row table:style-name="ro1">
          <table:table-cell office:value-type="string" calcext:value-type="string">
            <text:p>D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[Title as used in project applications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[Please enter according ISO-639-3, further reading <text:a xlink:href="https://en.wikipedia.org/wiki/Wikipedia:WikiProject_Languages/List_of_ISO_639-3_language_codes_(2019" xlink:type="simple">https://en.wikipedia.org/wiki/Wikipedia:WikiProject_Languages/List_of_ISO_639-3_language_codes_(2019</text:a>)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difi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>
            <office:annotation draw:style-name="gr1" draw:text-style-name="P2" svg:width="2.899cm" svg:height="1.781cm" svg:x="21.191cm" svg:y="2.445cm" draw:caption-point-x="-0.61cm" draw:caption-point-y="1.51cm">
              <dc:creator>JL</dc:creator>
              <dc:date>2020-08-24T00:00:00</dc:date>
              <text:p text:style-name="P1"><text:span text:style-name="T1">Welchen Identifier sollen wir hier nehmen?</text:span></text:p>
            </office:annotation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[Required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office:value-type="string" calcext:value-type="string">
            <text:p>[Required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office:value-type="string" calcext:value-type="string">
            <text:p>[Example: ORCID ID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ibutor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-Ma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office:value-type="string" calcext:value-type="string">
            <text:p>[Example: ORCID ID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[Example: Data Steward, Researcher]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heme of 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und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 of funder</text:p>
          </table:table-cell>
          <table:table-cell office:value-type="string" calcext:value-type="string">
            <text:p>[DFG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nt identifi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entifier</text:p>
          </table:table-cell>
          <table:table-cell/>
          <table:table-cell office:value-type="string" calcext:value-type="string">
            <text:p>Hand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al data</text:p>
          </table:table-cell>
          <table:table-cell office:value-type="string" calcext:value-type="string">
            <text:p>[„Yes“ indicates that Data Protection Officer should be contacted]</text:p>
          </table:table-cell>
          <table:table-cell/>
          <table:table-cell office:value-type="string" calcext:value-type="string">
            <text:p>yes/no/unknown</text:p>
          </table:table-cell>
          <table:table-cell/>
          <table:table-cell office:value-type="string" calcext:value-type="string">
            <text:p>If yes: VVT, notice to provider</text:p>
          </table:table-cell>
        </table:table-row>
        <table:table-row table:style-name="ro3">
          <table:table-cell/>
          <table:table-cell office:value-type="string" calcext:value-type="string">
            <text:p>Sensitive data</text:p>
          </table:table-cell>
          <table:table-cell office:value-type="string" calcext:value-type="string">
            <text:p>{„Yes“ indicates that additional technical and organisational measures are required to secure data.]</text:p>
          </table:table-cell>
          <table:table-cell/>
          <table:table-cell office:value-type="string" calcext:value-type="string">
            <text:p>yes/no/unkno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[File types, database format, etc.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tadata</text:p>
          </table:table-cell>
          <table:table-cell table:number-columns-repeated="4"/>
          <table:table-cell office:value-type="string" calcext:value-type="string">
            <text:p>1-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[Language according standard xxx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adata Standard I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ribution of da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m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ess UR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te si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ta access</text:p>
          </table:table-cell>
          <table:table-cell office:value-type="string" calcext:value-type="string">
            <text:p>[Controlled vocabulary, first indicator of license type]</text:p>
          </table:table-cell>
          <table:table-cell/>
          <table:table-cell office:value-type="string" calcext:value-type="string">
            <text:p>Open/Shared/Clo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load UR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le unti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cense n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thical issu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ist</text:p>
          </table:table-cell>
          <table:table-cell table:number-columns-repeated="2"/>
          <table:table-cell office:value-type="string" calcext:value-type="string">
            <text:p>yes/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UR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2.899cm" svg:height="0.991cm" svg:x="6.759cm" svg:y="29.477cm" draw:caption-point-x="-0.61cm" draw:caption-point-y="1.51cm">
              <dc:creator>JL</dc:creator>
              <dc:date>2020-08-18T00:00:00</dc:date>
              <text:p text:style-name="P1"><text:span text:style-name="T1">Not quite clear what is meant</text:span></text:p>
            </office:annotation>
            <text:p>Type of identif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upports versioning</text:p>
          </table:table-cell>
          <table:table-cell office:value-type="string" calcext:value-type="string">
            <text:p>[Examples: Hosting on a CVS, working on synchronizing tools with versioning switched on like Nextcloud]</text:p>
          </table:table-cell>
          <table:table-cell/>
          <table:table-cell office:value-type="string" calcext:value-type="string">
            <text:p>yes/no/unkno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age typ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ck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ertific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s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c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ong term archiving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ata security</text:p>
          </table:table-cell>
          <table:table-cell table:number-columns-repeated="6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contact_identifier" table:base-cell-address="$'Enter data'.$C$30" table:cell-range-address="$'Enter data'.$C$31"/>
          <table:named-range table:name="contact_name" table:base-cell-address="$'Enter data'.$C$11" table:cell-range-address="$'Enter data'.$C$11"/>
          <table:named-range table:name="contributor_identifier" table:base-cell-address="$'Enter data'.$C$18" table:cell-range-address="$'Enter data'.$C$18"/>
          <table:named-range table:name="contributor_row" table:base-cell-address="$'Enter data'.$C$19" table:cell-range-address="$'Enter data'.$C$19"/>
          <table:named-range table:name="cost_description" table:base-cell-address="$'Enter data'.$C$81" table:cell-range-address="$'Enter data'.$C$81"/>
          <table:named-range table:name="cost_title" table:base-cell-address="$'Enter data'.$C$80" table:cell-range-address="$'Enter data'.$C$80"/>
          <table:named-range table:name="cost_unit" table:base-cell-address="$'Enter data'.$C$82" table:cell-range-address="$'Enter data'.$C$82"/>
          <table:named-range table:name="cost_value" table:base-cell-address="$'Enter data'.$C$83" table:cell-range-address="$'Enter data'.$C$83"/>
          <table:named-range table:name="dataset_description" table:base-cell-address="$'Enter data'.$C$39" table:cell-range-address="$'Enter data'.$C$39"/>
          <table:named-range table:name="dataset_identifier" table:base-cell-address="$'Enter data'.$C$35" table:cell-range-address="$'Enter data'.$C$35"/>
          <table:named-range table:name="dataset_personal_data" table:base-cell-address="$'Enter data'.$C$36" table:cell-range-address="$'Enter data'.$C$36"/>
          <table:named-range table:name="dataset_sensitive_data" table:base-cell-address="$'Enter data'.$C$37" table:cell-range-address="$'Enter data'.$C$37"/>
          <table:named-range table:name="dataset_type" table:base-cell-address="$'Enter data'.$C$38" table:cell-range-address="$'Enter data'.$C$38"/>
          <table:named-range table:name="distribution_access_url" table:base-cell-address="$'Enter data'.$C$49" table:cell-range-address="$'Enter data'.$C$49"/>
          <table:named-range table:name="distribution_available_until" table:base-cell-address="$'Enter data'.$C$53" table:cell-range-address="$'Enter data'.$C$53"/>
          <table:named-range table:name="distribution_byte_size" table:base-cell-address="$'Enter data'.$C$50" table:cell-range-address="$'Enter data'.$C$50"/>
          <table:named-range table:name="distribution_data_access" table:base-cell-address="$'Enter data'.$C$51" table:cell-range-address="$'Enter data'.$C$51"/>
          <table:named-range table:name="distribution_download_url" table:base-cell-address="$'Enter data'.$C$52" table:cell-range-address="$'Enter data'.$C$52"/>
          <table:named-range table:name="distribution_type" table:base-cell-address="$'Enter data'.$C$47" table:cell-range-address="$'Enter data'.$C$47"/>
          <table:named-range table:name="dmp_identifier" table:base-cell-address="$'Enter data'.$C$8" table:cell-range-address="$'Enter data'.$C$8"/>
          <table:named-range table:name="dmp_modified" table:base-cell-address="$'Enter data'.$C$7" table:cell-range-address="$'Enter data'.$C$7"/>
          <table:named-range table:name="dmp_title" table:base-cell-address="$'Enter data'.$C$4" table:cell-range-address="$'Enter data'.$C$3"/>
          <table:named-range table:name="ethical_issues_description" table:base-cell-address="$'Enter data'.$C$63" table:cell-range-address="$'Enter data'.$C$63"/>
          <table:named-range table:name="ethical_issues_exist" table:base-cell-address="$'Enter data'.$C$61" table:cell-range-address="$'Enter data'.$C$61"/>
          <table:named-range table:name="ethical_issues_report" table:base-cell-address="$'Enter data'.$C$62" table:cell-range-address="$'Enter data'.$C$62"/>
          <table:named-range table:name="funding_identifier" table:base-cell-address="$'Enter data'.$C$31" table:cell-range-address="$'Enter data'.$C$31"/>
          <table:named-range table:name="funding_name" table:base-cell-address="$'Enter data'.$C$30" table:cell-range-address="$'Enter data'.$C$30"/>
          <table:named-range table:name="host_backup_frequency" table:base-cell-address="$'Enter data'.$C$74" table:cell-range-address="$'Enter data'.$C$74"/>
          <table:named-range table:name="host_backup_type" table:base-cell-address="$'Enter data'.$C$73" table:cell-range-address="$'Enter data'.$C$73"/>
          <table:named-range table:name="host_certified_with" table:base-cell-address="$'Enter data'.$C$77" table:cell-range-address="$'Enter data'.$C$77"/>
          <table:named-range table:name="host_description" table:base-cell-address="$'Enter data'.$C$68" table:cell-range-address="$'Enter data'.$C$68"/>
          <table:named-range table:name="host_storage_type" table:base-cell-address="$'Enter data'.$C$70" table:cell-range-address="$'Enter data'.$C$70"/>
          <table:named-range table:name="host_supports_versioning" table:base-cell-address="$'Enter data'.$C$69" table:cell-range-address="$'Enter data'.$C$69"/>
          <table:named-range table:name="host_title" table:base-cell-address="$'Enter data'.$C$65" table:cell-range-address="$'Enter data'.$C$65"/>
          <table:named-range table:name="host_url" table:base-cell-address="$'Enter data'.$C$66" table:cell-range-address="$'Enter data'.$C$66"/>
          <table:named-range table:name="license_name" table:base-cell-address="$'Enter data'.$C$56" table:cell-range-address="$'Enter data'.$C$56"/>
          <table:named-range table:name="license_ref" table:base-cell-address="$'Enter data'.$C$57" table:cell-range-address="$'Enter data'.$C$57"/>
          <table:named-range table:name="license_start_date" table:base-cell-address="$'Enter data'.$C$58" table:cell-range-address="$'Enter data'.$C$58"/>
          <table:named-range table:name="metadata_description" table:base-cell-address="$'Enter data'.$C$42" table:cell-range-address="$'Enter data'.$C$42"/>
          <table:named-range table:name="metadata_languate" table:base-cell-address="$'Enter data'.$C$43" table:cell-range-address="$'Enter data'.$C$43"/>
          <table:named-range table:name="metadata_standard_id" table:base-cell-address="$'Enter data'.$C$44" table:cell-range-address="$'Enter data'.$C$44"/>
          <table:named-range table:name="project_description" table:base-cell-address="$'Enter data'.$C$27" table:cell-range-address="$'Enter data'.$C$27"/>
          <table:named-range table:name="project_end" table:base-cell-address="$'Enter data'.$C$26" table:cell-range-address="$'Enter data'.$C$26"/>
          <table:named-range table:name="project_identifier" table:base-cell-address="$'Enter data'.$C$23" table:cell-range-address="$'Enter data'.$C$23"/>
          <table:named-range table:name="project_scheme_identifier" table:base-cell-address="$'Enter data'.$C$24" table:cell-range-address="$'Enter data'.$C$24"/>
          <table:named-range table:name="project_start" table:base-cell-address="$'Enter data'.$C$25" table:cell-range-address="$'Enter data'.$C$25"/>
        </table:named-expressions>
      </table:table>
      <table:table table:name="DMP details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llowing details are not part of the actual DMP. They help to organize the document handlin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ained by</text:p>
          </table:table-cell>
          <table:table-cell office:value-type="string" calcext:value-type="string">
            <text:p>[Name of maintainer]</text:p>
          </table:table-cell>
        </table:table-row>
        <table:table-row table:style-name="ro1">
          <table:table-cell/>
          <table:table-cell office:value-type="string" calcext:value-type="string">
            <text:p>Affiliation</text:p>
          </table:table-cell>
          <table:table-cell office:value-type="string" calcext:value-type="string">
            <text:p>[Function in department, research group, professorship]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[YYYY-MM-DD]</text:p>
          </table:table-cell>
        </table:table-row>
        <table:table-row table:style-name="ro1">
          <table:table-cell/>
          <table:table-cell office:value-type="string" calcext:value-type="string">
            <text:p>To be reviewed</text:p>
          </table:table-cell>
          <table:table-cell office:value-type="string" calcext:value-type="string">
            <text:p>[YYYY-MM-DD]</text:p>
          </table:table-cell>
        </table:table-row>
        <table:table-row table:style-name="ro1">
          <table:table-cell/>
          <table:table-cell office:value-type="string" calcext:value-type="string">
            <text:p>Approved on</text:p>
          </table:table-cell>
          <table:table-cell office:value-type="string" calcext:value-type="string">
            <text:p>[YYYY-MM-DD]</text:p>
          </table:table-cell>
        </table:table-row>
        <table:table-row table:style-name="ro1">
          <table:table-cell/>
          <table:table-cell office:value-type="string" calcext:value-type="string">
            <text:p>Approved by</text:p>
          </table:table-cell>
          <table:table-cell office:value-type="string" calcext:value-type="string">
            <text:p>[Name of approver]</text:p>
          </table:table-cell>
        </table:table-row>
        <table:table-row table:style-name="ro1">
          <table:table-cell/>
          <table:table-cell office:value-type="string" calcext:value-type="string">
            <text:p>Affiliation of approver</text:p>
          </table:table-cell>
          <table:table-cell office:value-type="string" calcext:value-type="string">
            <text:p>[Function in department, research group, professorship]</text:p>
          </table:table-cell>
        </table:table-row>
      </table:table>
      <table:table table:name="Controlled vocabulari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grant_identifier" table:base-cell-address="$'Enter data'.$C$32" table:cell-range-address="$'Enter data'.$C$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style:region-left>
          <text:p>Printed <text:date style:data-style-name="N2" text:date-value="2020-10-15">00.00.0000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6:38:20.2850858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 Leendertse</meta:initial-creator>
    <meta:creation-date>2020-08-18T16:41:37.216340303</meta:creation-date>
    <meta:generator>LibreOffice/6.4.6.2$Linux_X86_64 LibreOffice_project/40$Build-2</meta:generator>
    <dc:date>2020-10-15T16:39:14.734128801</dc:date>
    <dc:creator>Jan Leendertse</dc:creator>
    <meta:editing-duration>PT9H14M46S</meta:editing-duration>
    <meta:editing-cycles>49</meta:editing-cycles>
    <meta:keyword>RDMG</meta:keyword>
    <meta:keyword>maDMP</meta:keyword>
    <meta:keyword>DMP</meta:keyword>
    <dc:title>Datenmanagementplan nach Standard maDMP-Schema 1.0</dc:title>
    <meta:document-statistic meta:table-count="3" meta:cell-count="127" meta:object-count="0"/>
    <meta:user-defined meta:name="Dokumentnummer">0.2.0</meta:user-defined>
    <meta:user-defined meta:name="E-Mail">fdm@mail.uni-freiburg.de</meta:user-defined>
    <meta:user-defined meta:name="Herausgeber">RDMG Universität Freiburg</meta:user-defined>
  </office:meta>
</office:document-meta>
</file>